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9cm"/>
    </style:style>
    <style:style style:name="co2" style:family="table-column">
      <style:table-column-properties fo:break-before="auto" style:column-width="1.827cm"/>
    </style:style>
    <style:style style:name="co3" style:family="table-column">
      <style:table-column-properties fo:break-before="auto" style:column-width="2.701cm"/>
    </style:style>
    <style:style style:name="co4" style:family="table-column">
      <style:table-column-properties fo:break-before="auto" style:column-width="1.639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1.875cm"/>
    </style:style>
    <style:style style:name="co7" style:family="table-column">
      <style:table-column-properties fo:break-before="auto" style:column-width="3.526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lfa</text:p>
          </table:table-cell>
          <table:table-cell office:value-type="string">
            <text:p>CotaError</text:p>
          </table:table-cell>
          <table:table-cell office:value-type="string">
            <text:p>MaxIteraciones</text:p>
          </table:table-cell>
          <table:table-cell office:value-type="string">
            <text:p>iteracion</text:p>
          </table:table-cell>
          <table:table-cell office:value-type="string">
            <text:p>Iguales Exactas</text:p>
          </table:table-cell>
          <table:table-cell office:value-type="string">
            <text:p>Parecidas</text:p>
          </table:table-cell>
          <table:table-cell office:value-type="string">
            <text:p>Iguales Exactas Test</text:p>
          </table:table-cell>
          <table:table-cell office:value-type="string">
            <text:p>Parecidas Test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 office:value-type="float" office:value="151">
            <text:p>15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500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table:number-columns-repeated="2" office:value-type="float" office:value="146">
            <text:p>146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500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5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2" office:value-type="float" office:value="138">
            <text:p>138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132">
            <text:p>132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table:number-columns-repeated="2" office:value-type="float" office:value="128">
            <text:p>128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27">
            <text:p>127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27">
            <text:p>127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114">
            <text:p>114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12">
            <text:p>112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10">
            <text:p>110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100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06">
            <text:p>106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03">
            <text:p>103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10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94">
            <text:p>94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92">
            <text:p>92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82">
            <text:p>82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75">
            <text:p>7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67">
            <text:p>67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60">
            <text:p>60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500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01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100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10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40">
            <text:p>140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138">
            <text:p>138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37">
            <text:p>137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32">
            <text:p>132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31">
            <text:p>131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29">
            <text:p>129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120">
            <text:p>120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09">
            <text:p>109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104">
            <text:p>104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97">
            <text:p>97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1000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89">
            <text:p>89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5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71">
            <text:p>7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1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01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5000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1000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table:number-columns-repeated="2" office:value-type="float" office:value="155">
            <text:p>155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53">
            <text:p>153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52">
            <text:p>152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010</text:p>
          </table:table-cell>
          <table:table-cell table:number-columns-repeated="4" office:value-type="float" office:value="150">
            <text:p>150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table:number-columns-repeated="2" office:value-type="float" office:value="145">
            <text:p>145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16">
            <text:p>16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table:number-columns-repeated="2" office:value-type="float" office:value="143">
            <text:p>143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36">
            <text:p>136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number-columns-repeated="2" office:value-type="float" office:value="135">
            <text:p>135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35">
            <text:p>135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2" office:value-type="float" office:value="132">
            <text:p>132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73">
            <text:p>73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35">
            <text:p>35</text:p>
          </table:table-cell>
          <table:table-cell table:number-columns-repeated="2" office:value-type="float" office:value="128">
            <text:p>128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2" office:value-type="float" office:value="126">
            <text:p>126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43">
            <text:p>43</text:p>
          </table:table-cell>
          <table:table-cell table:number-columns-repeated="2" office:value-type="float" office:value="123">
            <text:p>123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66">
            <text:p>66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85">
            <text:p>85</text:p>
          </table:table-cell>
          <table:table-cell table:number-columns-repeated="2" office:value-type="float" office:value="119">
            <text:p>119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47">
            <text:p>47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76">
            <text:p>76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115">
            <text:p>115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  <table:table-cell table:number-columns-repeated="2" office:value-type="float" office:value="113">
            <text:p>113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54">
            <text:p>54</text:p>
          </table:table-cell>
          <table:table-cell table:number-columns-repeated="2" office:value-type="float" office:value="107">
            <text:p>107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500</text:p>
          </table:table-cell>
          <table:table-cell office:value-type="float" office:value="150">
            <text:p>15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6">
            <text:p>106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97">
            <text:p>97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number-columns-repeated="2" office:value-type="float" office:value="97">
            <text:p>97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88">
            <text:p>88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number-columns-repeated="2" office:value-type="float" office:value="72">
            <text:p>72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17">
            <text:p>17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62">
            <text:p>62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52">
            <text:p>52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01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500</text:p>
          </table:table-cell>
          <table:table-cell table:number-columns-repeated="2" office:value-type="float" office:value="150">
            <text:p>15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1000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42">
            <text:p>4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9">
            <text:p>9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50000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1000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0010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table:number-columns-repeated="2" office:value-type="float" office:value="154">
            <text:p>154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48">
            <text:p>148</text:p>
          </table:table-cell>
          <table:table-cell table:number-columns-repeated="2" office:value-type="float" office:value="38">
            <text:p>38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39">
            <text:p>39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47">
            <text:p>147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table:number-columns-repeated="2" office:value-type="float" office:value="144">
            <text:p>144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41">
            <text:p>141</text:p>
          </table:table-cell>
          <table:table-cell table:number-columns-repeated="2" office:value-type="float" office:value="37">
            <text:p>37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38">
            <text:p>138</text:p>
          </table:table-cell>
          <table:table-cell table:number-columns-repeated="2" office:value-type="float" office:value="35">
            <text:p>35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table:number-columns-repeated="2" office:value-type="float" office:value="137">
            <text:p>137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2" office:value-type="float" office:value="136">
            <text:p>136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135">
            <text:p>135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34">
            <text:p>134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40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133">
            <text:p>133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25">
            <text:p>125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124">
            <text:p>124</text:p>
          </table:table-cell>
          <table:table-cell table:number-columns-repeated="2" office:value-type="float" office:value="33">
            <text:p>33</text:p>
          </table:table-cell>
        </table:table-row>
        <table:table-row table:style-name="ro2">
          <table:table-cell office:value-type="string">
            <text:p>0.30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121">
            <text:p>121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  <table:table-cell table:number-columns-repeated="2" office:value-type="float" office:value="120">
            <text:p>120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76">
            <text:p>76</text:p>
          </table:table-cell>
          <table:table-cell table:number-columns-repeated="2" office:value-type="float" office:value="119">
            <text:p>119</text:p>
          </table:table-cell>
          <table:table-cell table:number-columns-repeated="2" office:value-type="float" office:value="34">
            <text:p>34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39">
            <text:p>39</text:p>
          </table:table-cell>
          <table:table-cell table:number-columns-repeated="2" office:value-type="float" office:value="118">
            <text:p>118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17">
            <text:p>117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16">
            <text:p>116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20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2" office:value-type="float" office:value="111">
            <text:p>11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51">
            <text:p>51</text:p>
          </table:table-cell>
          <table:table-cell table:number-columns-repeated="2" office:value-type="float" office:value="108">
            <text:p>108</text:p>
          </table:table-cell>
          <table:table-cell table:number-columns-repeated="2" office:value-type="float" office:value="27">
            <text:p>27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0500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07">
            <text:p>107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office:value-type="string">
            <text:p>0.10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table:number-columns-repeated="2" office:value-type="float" office:value="84">
            <text:p>84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number-columns-repeated="2" office:value-type="float" office:value="74">
            <text:p>74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66">
            <text:p>66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 office:value-type="string">
            <text:p>0.05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4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01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59">
            <text:p>59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0500</text:p>
          </table:table-cell>
          <table:table-cell table:number-columns-repeated="2" office:value-type="float" office:value="200">
            <text:p>200</text:p>
          </table:table-cell>
          <table:table-cell table:number-columns-repeated="2" office:value-type="float" office:value="57">
            <text:p>57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2">
          <table:table-cell office:value-type="string">
            <text:p>0.03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43">
            <text:p>43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office:value-type="string">
            <text:p>0.0010</text:p>
          </table:table-cell>
          <table:table-cell office:value-type="string">
            <text:p>0.00100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2">
          <table:table-cell office:value-type="string">
            <text:p>0.02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05000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string">
            <text:p>0.0100</text:p>
          </table:table-cell>
          <table:table-cell office:value-type="string">
            <text:p>0.10000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</table:table-row>
      </table:table>
      <table:database-ranges>
        <table:database-range table:name="__Anonymous_Sheet_DB__0" table:target-range-address="Sheet1.A1:Sheet1.H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9">09/10/2011</text:date>, <text:time>19:4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0-09T19:48:49</dc:date>
    <meta:generator>LibreOffice/3.4$Unix LibreOffice_project/340m1$Build-203</meta:generator>
    <meta:editing-duration>PT30M4S</meta:editing-duration>
    <meta:editing-cycles>1</meta:editing-cycles>
    <meta:document-statistic meta:table-count="1" meta:cell-count="1608" meta:object-count="0"/>
  </office:meta>
</office:document-meta>
</file>